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depth charg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2400/96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400/120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3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14400/1152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4400/7200</text:p>
          </table:table-cell>
          <table:table-cell office:value-type="float" office:value="2700" calcext:value-type="float">
            <text:p>270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8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3</text:p>
          </table:table-cell>
          <table:table-cell office:value-type="string" calcext:value-type="string">
            <text:p>15 (0.9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4</text:p>
          </table:table-cell>
          <table:table-cell office:value-type="string" calcext:value-type="string">
            <text:p>20 (1.2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150/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900/18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1800/7200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180" calcext:value-type="float">
            <text:p>18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080" calcext:value-type="float">
            <text:p>108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8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6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2 seconds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500/5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0 TP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7500/30000</text:p>
          </table:table-cell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80 * 2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4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22500/180000</text:p>
          </table:table-cell>
          <table:table-cell office:value-type="float" office:value="250" calcext:value-type="float">
            <text:p>25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180 * 3 T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2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75" calcext:value-type="float">
            <text:p>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8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75" calcext:value-type="float">
            <text:p>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8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75" calcext:value-type="float">
            <text:p>75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8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 Counters 1 torpedo every 9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. Counters 1 torpedo every 3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 Counters 1 torpedo every 1 second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wo T1 SAM's. Can deploy 8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wo T2 SAM's. Can deploy 8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wo T3 SAM's. Can deploy 8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250/2500</text:p>
          </table:table-cell>
          <table:table-cell office:value-type="float" office:value="125" calcext:value-type="float">
            <text:p>12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2 T1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3750/15000</text:p>
          </table:table-cell>
          <table:table-cell office:value-type="float" office:value="125" calcext:value-type="float">
            <text:p>125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2 T2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1250/90000</text:p>
          </table:table-cell>
          <table:table-cell office:value-type="float" office:value="125" calcext:value-type="float">
            <text:p>125</text:p>
          </table:table-cell>
          <table:table-cell office:value-type="float" office:value="13500" calcext:value-type="float">
            <text:p>13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2 T3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300/12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900/144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10000/40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8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2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5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160" calcext:value-type="float">
            <text:p>16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0.5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4800" calcext:value-type="float">
            <text:p>48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5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38400" calcext:value-type="float">
            <text:p>38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5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7200</text:p>
          </table:table-cell>
          <table:table-cell office:value-type="float" office:value="360" calcext:value-type="float">
            <text:p>36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129600</text:p>
          </table:table-cell>
          <table:table-cell office:value-type="float" office:value="3240" calcext:value-type="float">
            <text:p>3240</text:p>
          </table:table-cell>
          <table:table-cell office:value-type="float" office:value="19200" calcext:value-type="float">
            <text:p>19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0:21:04.3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9-13T20:39:37.955000000</dc:date>
    <meta:editing-duration>P25DT5H17M10S</meta:editing-duration>
    <meta:editing-cycles>2460</meta:editing-cycles>
    <meta:generator>LibreOffice/5.2.7.2$Windows_x86 LibreOffice_project/2b7f1e640c46ceb28adf43ee075a6e8b8439ed10</meta:generator>
    <meta:document-statistic meta:table-count="1" meta:cell-count="1484" meta:object-count="0"/>
  </office:meta>
</office:document-meta>
</file>